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/>
    <style:font-face style:name="DejaVuSans" svg:font-family="DejaVu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92" style:family="table">
      <style:table-properties style:width="15.547cm" fo:margin-left="1.466cm" fo:margin-right="-0.012cm" table:align="margins"/>
    </style:style>
    <style:style style:name="Tableau92.A" style:family="table-column">
      <style:table-column-properties style:column-width="1.983cm" style:rel-column-width="8357*"/>
    </style:style>
    <style:style style:name="Tableau92.B" style:family="table-column">
      <style:table-column-properties style:column-width="3.759cm" style:rel-column-width="15844*"/>
    </style:style>
    <style:style style:name="Tableau92.C" style:family="table-column">
      <style:table-column-properties style:column-width="9.805cm" style:rel-column-width="41334*"/>
    </style:style>
    <style:style style:name="Tableau92.A1" style:family="table-cell">
      <style:table-cell-properties fo:padding="0.097cm" fo:border-left="none" fo:border-right="none" fo:border-top="0.002cm solid #000000" fo:border-bottom="0.002cm solid #000000"/>
    </style:style>
    <style:style style:name="Tableau92.A2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4.471cm"/>
        </style:tab-stops>
      </style:paragraph-properties>
      <style:text-properties style:font-name="DejaVu Sans" style:font-name-asian="DejaVu Sans1" style:font-name-complex="DejaVu Sans1" style:font-size-complex="16pt"/>
    </style:style>
    <style:style style:name="P2" style:family="paragraph" style:parent-style-name="Table_20_Contents">
      <style:paragraph-properties fo:text-align="start" style:justify-single-word="false"/>
      <style:text-properties style:font-name="DejaVu Sans" fo:font-weight="bold" style:font-name-asian="DejaVu Sans1" style:font-weight-asian="bold" style:font-name-complex="DejaVu Sans1" style:font-size-complex="16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" fo:font-weight="normal" style:font-name-asian="DejaVu Sans1" style:font-weight-asian="normal" style:font-name-complex="DejaVu Sans1" style:font-size-complex="16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4.471cm"/>
        </style:tab-stops>
      </style:paragraph-properties>
      <style:text-properties style:font-name="DejaVu Sans" fo:font-weight="normal" style:font-name-asian="DejaVu Sans1" style:font-weight-asian="normal" style:font-name-complex="DejaVu Sans1" style:font-size-complex="16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" fo:font-style="normal" fo:font-weight="normal" style:font-name-asian="DejaVu Sans1" style:font-style-asian="normal" style:font-weight-asian="normal" style:font-name-complex="DejaVu Sans1" style:font-size-complex="16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DejaVu Sans" style:font-name-asian="DejaVu Sans1" style:font-name-complex="DejaVu Sans1" style:font-size-complex="16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4.471cm"/>
        </style:tab-stops>
      </style:paragraph-properties>
      <style:text-properties style:font-name="DejaVu Sans" style:font-name-asian="DejaVu Sans1" style:font-name-complex="DejaVu Sans1" style:font-size-complex="16pt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4.471cm"/>
        </style:tab-stops>
      </style:paragraph-properties>
      <style:text-properties style:use-window-font-color="true" style:font-name="DejaVu Sans" fo:font-style="normal" style:text-underline-style="none" fo:font-weight="normal" style:font-name-asian="DejaVu Sans1" style:font-style-asian="normal" style:font-weight-asian="normal" style:font-name-complex="DejaVu Sans1" style:font-size-complex="16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>
        <style:tab-stops>
          <style:tab-stop style:position="4.471cm"/>
        </style:tab-stops>
      </style:paragraph-properties>
      <style:text-properties style:use-window-font-color="true" style:font-name="DejaVu Sans" style:font-name-asian="DejaVu Sans1" style:font-name-complex="DejaVu Sans1" style:font-size-complex="16pt"/>
    </style:style>
    <style:style style:name="P10" style:family="paragraph" style:parent-style-name="Header_20_left">
      <style:paragraph-properties>
        <style:tab-stops>
          <style:tab-stop style:position="8.393cm" style:type="center"/>
          <style:tab-stop style:position="16.963cm" style:type="right"/>
        </style:tab-stops>
      </style:paragraph-properties>
    </style:style>
    <style:style style:name="P11" style:family="paragraph" style:parent-style-name="Footer">
      <style:paragraph-properties>
        <style:tab-stops>
          <style:tab-stop style:position="16.984cm" style:type="right"/>
        </style:tab-stops>
      </style:paragraph-properties>
    </style:style>
    <style:style style:name="P12" style:family="paragraph" style:parent-style-name="Contents_20_Heading" style:master-page-name="Index">
      <style:paragraph-properties style:page-number="auto"/>
    </style:style>
    <style:style style:name="P13" style:family="paragraph" style:parent-style-name="Header_20_right">
      <style:paragraph-properties fo:text-align="start" style:justify-single-word="false">
        <style:tab-stops>
          <style:tab-stop style:position="8.393cm" style:type="center"/>
          <style:tab-stop style:position="16.903cm" style:type="right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DejaVuSans" fo:font-size="9pt" style:font-name-asian="DejaVuSans" style:font-size-asian="9pt" style:font-name-complex="DejaVuSans" style:font-size-complex="9pt"/>
    </style:style>
    <style:style style:name="T4" style:family="text">
      <style:text-properties fo:color="#008000"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3.2" text:name="version"/>
      </text:user-field-decls>
      <text:p text:style-name="P12">Historique des modifications</text:p>
      <text:p text:style-name="Contents_20_Heading"/>
      <table:table table:name="Tableau92" table:style-name="Tableau92">
        <table:table-column table:style-name="Tableau92.A"/>
        <table:table-column table:style-name="Tableau92.B"/>
        <table:table-column table:style-name="Tableau92.C"/>
        <table:table-row>
          <table:table-cell table:style-name="Tableau92.A1" office:value-type="string">
            <text:p text:style-name="P2">version</text:p>
          </table:table-cell>
          <table:table-cell table:style-name="Tableau92.A1" office:value-type="string">
            <text:p text:style-name="P2">date</text:p>
          </table:table-cell>
          <table:table-cell table:style-name="Tableau92.A1" office:value-type="string">
            <text:p text:style-name="P2">modifications</text:p>
          </table:table-cell>
        </table:table-row>
        <table:table-row>
          <table:table-cell table:style-name="Tableau92.A2" office:value-type="string">
            <text:p text:style-name="P3">3.2.0</text:p>
          </table:table-cell>
          <table:table-cell table:style-name="Tableau92.A2" office:value-type="string">
            <text:p text:style-name="P5">1 juin 2012</text:p>
            <text:p text:style-name="P5">31 mai 2012</text:p>
            <text:p text:style-name="P5"/>
            <text:p text:style-name="P5"/>
            <text:p text:style-name="P5"/>
            <text:p text:style-name="P5">30 mai 2012</text:p>
            <text:p text:style-name="P5">24 mai 2012</text:p>
            <text:p text:style-name="P5"/>
            <text:p text:style-name="P5">22 mai 2012</text:p>
            <text:p text:style-name="P5"/>
            <text:p text:style-name="P5">14 mai 2012</text:p>
            <text:p text:style-name="P5">9 mai 2012</text:p>
            <text:p text:style-name="P5">3 mai 2012</text:p>
            <text:p text:style-name="P5"/>
            <text:p text:style-name="P5">27 avril 2012</text:p>
            <text:p text:style-name="P5">25 avril 2012</text:p>
            <text:p text:style-name="P5"/>
            <text:p text:style-name="P5">13 avril 2012</text:p>
            <text:p text:style-name="P5">27 mars 2012</text:p>
            <text:p text:style-name="P5"/>
            <text:p text:style-name="P5">22 mars 2012</text:p>
            <text:p text:style-name="P5"/>
            <text:p text:style-name="P5">21 mars 2012</text:p>
            <text:p text:style-name="P5">30 janvier 2012</text:p>
            <text:p text:style-name="P5">27 janvier 2012</text:p>
            <text:p text:style-name="P5"/>
            <text:p text:style-name="P5">26 janvier 2012</text:p>
            <text:p text:style-name="P5"/>
            <text:p text:style-name="P5">9 janvier 2012</text:p>
            <text:p text:style-name="P5"/>
            <text:p text:style-name="P5">16 décembre 2011</text:p>
            <text:p text:style-name="P5"/>
            <text:p text:style-name="P5">12 décembre 2011</text:p>
            <text:p text:style-name="P5">2 décembre <text:s/>2011</text:p>
            <text:p text:style-name="P5"/>
            <text:p text:style-name="P5">29 novembre 2011</text:p>
            <text:p text:style-name="P5"/>
            <text:p text:style-name="P5"/>
            <text:p text:style-name="P5">28 novembre 2011</text:p>
            <text:p text:style-name="P5">14 novembre 2011</text:p>
          </table:table-cell>
          <table:table-cell table:style-name="Tableau92.A2" office:value-type="string">
            <text:p text:style-name="P8">Mise à jour de la documentation sur les familles (§2.1.2.6.1)</text:p>
            <text:p text:style-name="P8">Mise à jour de la documentation sur les template de mail (§3.10.2.3)</text:p>
            <text:p text:style-name="P8">Mise à jour de la documentation sur les contrôles de vue (§2.3.4.12)</text:p>
            <text:p text:style-name="P8">Ajout "Propriétés" ("<text:a xlink:type="simple" xlink:href="#__RefHeading__201044_1419827973">Paramètres des propriétés</text:a>")</text:p>
            <text:p text:style-name="P8">Ajout Recherche globale (§3.3.5)</text:p>
            <text:p text:style-name="P8">Ajout des nouvelles options HTMLText (§2.1.3.2 et §3.9.12)</text:p>
            <text:p text:style-name="P8">Ajout message de log créé à chaque envoi et à chaque erreur (§3.10.2.3.8).</text:p>
            <text:p text:style-name="P8">Ajout de la notion d'utilisateur suppléant (§2.2.3.5, §3.13.8)</text:p>
            <text:p text:style-name="P8">Ajout des interfaces spécifiques d'administration(§3.9.11)</text:p>
            <text:p text:style-name="P8">Modification §3.3.8 Utilisation de méthodes dans l'interface de recherche détaillée</text:p>
            <text:p text:style-name="P8">Ajout m0/m3 méthode de transition (§3.10)</text:p>
            <text:p text:style-name="P9"><text:span text:style-name="T2">Ajout option "esort" pour les énumérés (§</text:span><text:span text:style-name="T3">2.1.4.2.8</text:span><text:span text:style-name="T2">)</text:span></text:p>
            <text:p text:style-name="P8">Trie/ordre des choix de l'énuméré (§2.1.4.6.2.3)</text:p>
            <text:p text:style-name="P8">Force du mot de passe. §4.5.5</text:p>
            <text:p text:style-name="P8">Class Account remplace User §3.13</text:p>
            <text:p text:style-name="P8">Login utilisateur devient modifiable §2.2.3.2</text:p>
            <text:p text:style-name="P8">balise @templateController §3.9</text:p>
            <text:p text:style-name="P8">méthode de menu @apiExpose §2.1.3.12</text:p>
            <text:p text:style-name="P8">Ajout des rôles §2.2, §2.3, §3.13</text:p>
            <text:p text:style-name="P8">Dbaccess.php déplacé dans répertoire context §4</text:p>
            <text:p text:style-name="P8">Déplacement des éléments d'exploitation (§4.3.2, §4.7, §4.8) dans le Manuel d'Exploitation</text:p>
            <text:p text:style-name="P8">Ajout §3.1.3.2.4 Modification des éléments d'importations</text:p>
            <text:p text:style-name="P8">Ajout §2.1.2.4 (erreurs d'importation)</text:p>
            <text:p text:style-name="P8">Ajout téléchargement de fichiers/données binaires (§3.9.4.1)</text:p>
            <text:p text:style-name="P8">Ajout précision option showempty (§2.1.3.2)</text:p>
            <text:p text:style-name="P8">Ajout précision calcul des droits CV (§2.3.4) et cycle (§3.10.1)</text:p>
            <text:p text:style-name="P8">Ajout de la grammaire pour les aides à la saisie, les attributs calculés et les contraintes.</text:p>
            <text:p text:style-name="P8">Ajout procédure création archive d'import sous Windows.</text:p>
            <text:p text:style-name="P8">Ajout §2.1.6 Limitations sur la mise à jour d'attribut</text:p>
            <text:p text:style-name="P8">Précision sur importDocument</text:p>
            <text:p text:style-name="P8">Précision sur la construction des liens §2.1.3.6</text:p>
            <text:p text:style-name="P8">Mise à jour usage Action::getArgument (divers chapitres)</text:p>
          </table:table-cell>
        </table:table-row>
        <table:table-row>
          <table:table-cell table:style-name="Tableau92.A2" office:value-type="string">
            <text:p text:style-name="P3">3.1.1</text:p>
          </table:table-cell>
          <table:table-cell table:style-name="Tableau92.A2" office:value-type="string">
            <text:p text:style-name="P5">21 septembre 2011</text:p>
            <text:p text:style-name="P5">15 septembre 2011</text:p>
          </table:table-cell>
          <table:table-cell table:style-name="Tableau92.A2" office:value-type="string">
            <text:p text:style-name="P4">Modification §4.3.3 : configuration des log</text:p>
            <text:p text:style-name="P4"><text:bookmark-start text:name="__DdeLink__102255_1926481203"/>Modification §3.11.7 - classe ActionUsage<text:bookmark-end text:name="__DdeLink__102255_1926481203"/></text:p>
            <text:p text:style-name="P4">Modification §3.2.2 - classe ApiUsage</text:p>
            <text:p text:style-name="P7"/>
            <text:p text:style-name="P4"><text:a xlink:type="simple" xlink:href="http://dev.dynacase.org/versions/show/117"><text:span text:style-name="T4">en détail sur le tracker</text:span></text:a></text:p>
          </table:table-cell>
        </table:table-row>
        <table:table-row>
          <table:table-cell table:style-name="Tableau92.A2" office:value-type="string">
            <text:p text:style-name="P6">3.1.0</text:p>
          </table:table-cell>
          <table:table-cell table:style-name="Tableau92.A2" office:value-type="string">
            <text:p text:style-name="P6">12 juillet 2011</text:p>
            <text:p text:style-name="P6"/>
            <text:p text:style-name="P6"/>
            <text:p text:style-name="P6">27 juillet 2011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</text:p>
          </table:table-cell>
          <table:table-cell table:style-name="Tableau92.A2" office:value-type="string">
            <text:p text:style-name="P7">Modification §3.2 Méthode doc::store()</text:p>
            <text:p text:style-name="P7">Modification §3.5 Calcul méthodes statiques</text:p>
            <text:p text:style-name="P7">Modification §3.3 Ajout d'un itérateur de document</text:p>
            <text:p text:style-name="P1"/>
            <text:p text:style-name="P7">Ajout §3.1 Publication de module</text:p>
            <text:p text:style-name="P7">Ajout §3.13 Manipulation des utilisateurs</text:p>
            <text:p text:style-name="P7">Ajout §3.14 Manipulation DbObj et Transaction</text:p>
            <text:p text:style-name="P7">Ajout §2.4.1.3 Exportation rapport</text:p>
            <text:p text:style-name="P7">Modification §2.1.3.2 ajout option d'attribut 'creation' pour type docid</text:p>
            <text:p text:style-name="P7">Modification §2.2.4.1 administration des utilisateurs</text:p>
            <text:p text:style-name="P7">Modification §2.6 : commande wsh</text:p>
            <text:p text:style-name="P7"/>
            <text:p text:style-name="P6"><text:soft-page-break/><text:a xlink:type="simple" xlink:href="http://dev.dynacase.org/versions/show/98"><text:span text:style-name="T4">en détail sur le tracker</text:span></text:a></text:p>
          </table:table-cell>
        </table:table-row>
      </table:table>
      <text:p text:style-name="Contents_20_Head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/>
    <style:font-face style:name="DejaVuSans" svg:font-family="DejaVu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393cm" style:type="center"/>
          <style:tab-stop style:position="16.787cm" style:type="right"/>
        </style:tab-stops>
      </style:paragraph-properties>
      <style:text-properties fo:color="#006600" fo:font-size="10pt" style:text-underline-style="solid" style:text-underline-width="auto" style:text-underline-color="font-color" fo:font-weight="normal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6600" fo:font-size="9pt" fo:font-weight="normal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393cm" style:type="center"/>
          <style:tab-stop style:position="16.787cm" style:type="right"/>
        </style:tab-stops>
      </style:paragraph-properties>
      <style:text-properties fo:color="#006600" fo:font-size="9pt" style:text-underline-style="solid" style:text-underline-width="auto" style:text-underline-color="font-color" fo:font-weight="normal" style:font-size-asian="10.5pt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font-size="9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>
        <style:tab-stops>
          <style:tab-stop style:position="8.393cm" style:type="center"/>
          <style:tab-stop style:position="16.963cm" style:type="right"/>
        </style:tab-stops>
      </style:paragraph-properties>
    </style:style>
    <style:style style:name="MP2" style:family="paragraph" style:parent-style-name="Header_20_right">
      <style:paragraph-properties fo:text-align="start" style:justify-single-word="false">
        <style:tab-stops>
          <style:tab-stop style:position="8.393cm" style:type="center"/>
          <style:tab-stop style:position="16.903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6.984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i" style:print-orientation="portrait" fo:margin-top="1.799cm" fo:margin-bottom="1.7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0.002cm solid #0066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Historique des modifications<text:tab/><text:tab/>Manuel de paramétrage et de développement</text:p>
      </style:header>
      <style:header-left>
        <text:p text:style-name="MP2">Manuel de paramétrage et de développement<text:tab/><text:tab/>Table des matières</text:p>
      </style:header-left>
      <style:footer>
        <text:user-field-decls>
          <text:user-field-decl office:value-type="string" office:string-value="3.2" text:name="version"/>
        </text:user-field-decls>
        <text:p text:style-name="MP3"><text:page-number text:select-page="current">ii</text:page-number> |<text:tab/>dynacase-platform <text:user-field-get text:name="version">3.2</text:user-field-get><text:span text:style-name="MT1"><text:tab/></text:span></text:p>
      </style:footer>
      <style:footer-left>
        <text:user-field-decls>
          <text:user-field-decl office:value-type="string" office:string-value="3.2" text:name="version"/>
        </text:user-field-decls>
        <text:p text:style-name="Footer"><text:span text:style-name="MT1">dynacase-platform </text:span><text:span text:style-name="MT1"><text:user-field-get text:name="version">3.2</text:user-field-get></text:span><text:span text:style-name="MT1"><text:tab/><text:tab/>| </text:span><text:span text:style-name="MT1"><text:page-number text:select-page="current">ii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Thing-leoh</meta:initial-creator>
    <meta:creation-date>2012-06-01T16:51:23</meta:creation-date>
    <meta:document-statistic meta:table-count="1" meta:image-count="0" meta:object-count="0" meta:page-count="2" meta:paragraph-count="86" meta:word-count="433" meta:character-count="2933"/>
    <dc:date>2012-06-01T16:55:16</dc:date>
    <dc:creator>Nicolas Thing-leoh</dc:creator>
    <meta:editing-duration>PT00H03M54S</meta:editing-duration>
    <meta:editing-cycles>1</meta:editing-cycles>
    <meta:generator>OpenOffice.org/3.2$Linux OpenOffice.org_project/320m12$Build-9483</meta:generator>
  </office:meta>
</office:document-meta>
</file>